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053cm" fo:margin-right="0cm" fo:text-align="start" style:justify-single-word="false" fo:text-indent="0cm" style:auto-text-indent="false"/>
    </style:style>
    <style:style style:name="P2" style:family="paragraph" style:parent-style-name="Standard">
      <style:paragraph-properties fo:margin-left="0.053cm" fo:margin-right="0cm" fo:text-align="start" style:justify-single-word="false" fo:text-indent="0cm" style:auto-text-indent="false"/>
      <style:text-properties fo:color="#0000ff" officeooo:paragraph-rsid="0021ceed"/>
    </style:style>
    <style:style style:name="P3" style:family="paragraph" style:parent-style-name="Standard">
      <style:paragraph-properties fo:margin-left="0.053cm" fo:margin-right="0cm" fo:text-align="start" style:justify-single-word="false" fo:text-indent="0cm" style:auto-text-indent="false"/>
      <style:text-properties fo:color="#0000ff" officeooo:rsid="0023472a" officeooo:paragraph-rsid="0021ceed"/>
    </style:style>
    <style:style style:name="P4" style:family="paragraph" style:parent-style-name="Standard">
      <style:paragraph-properties fo:margin-left="0.053cm" fo:margin-right="0cm" fo:text-align="start" style:justify-single-word="false" fo:text-indent="0cm" style:auto-text-indent="false"/>
      <style:text-properties officeooo:rsid="001ebd19"/>
    </style:style>
    <style:style style:name="P5" style:family="paragraph" style:parent-style-name="Text_20_body">
      <style:paragraph-properties fo:margin-left="0.053cm" fo:margin-right="0cm" fo:text-align="start" style:justify-single-word="false" fo:text-indent="0cm" style:auto-text-indent="false"/>
      <style:text-properties fo:color="#0000ff" officeooo:paragraph-rsid="001f49d4"/>
    </style:style>
    <style:style style:name="P6" style:family="paragraph" style:parent-style-name="Text_20_body">
      <style:paragraph-properties fo:margin-left="0.053cm" fo:margin-right="0cm" fo:text-align="start" style:justify-single-word="false" fo:text-indent="0cm" style:auto-text-indent="false"/>
      <style:text-properties fo:color="#0000ff" officeooo:paragraph-rsid="001fb283"/>
    </style:style>
    <style:style style:name="P7" style:family="paragraph" style:parent-style-name="Text_20_body">
      <style:paragraph-properties fo:margin-left="0.053cm" fo:margin-right="0cm" fo:text-align="start" style:justify-single-word="false" fo:text-indent="0cm" style:auto-text-indent="false"/>
      <style:text-properties fo:color="#0000ff" officeooo:paragraph-rsid="00287ba6"/>
    </style:style>
    <style:style style:name="P8" style:family="paragraph" style:parent-style-name="Text_20_body">
      <style:paragraph-properties fo:margin-left="0.053cm" fo:margin-right="0cm" fo:text-align="start" style:justify-single-word="false" fo:text-indent="0cm" style:auto-text-indent="false"/>
      <style:text-properties fo:color="#0000ff" fo:font-weight="bold" officeooo:paragraph-rsid="0023472a" style:font-weight-asian="bold" style:font-weight-complex="bold"/>
    </style:style>
    <style:style style:name="P9" style:family="paragraph" style:parent-style-name="Text_20_body">
      <style:paragraph-properties fo:margin-left="0.053cm" fo:margin-right="0cm" fo:text-align="start" style:justify-single-word="false" fo:text-indent="0cm" style:auto-text-indent="false"/>
      <style:text-properties fo:color="#0000ff" fo:font-weight="normal" officeooo:rsid="0023472a" officeooo:paragraph-rsid="0023472a" style:font-weight-asian="normal" style:font-weight-complex="normal"/>
    </style:style>
    <style:style style:name="P10" style:family="paragraph" style:parent-style-name="Text_20_body">
      <style:paragraph-properties fo:margin-left="0.053cm" fo:margin-right="0cm" fo:text-align="start" style:justify-single-word="false" fo:text-indent="0cm" style:auto-text-indent="false"/>
      <style:text-properties fo:color="#0000ff" fo:font-weight="normal" officeooo:rsid="0023f8a3" officeooo:paragraph-rsid="0023f8a3" style:font-weight-asian="normal" style:font-weight-complex="normal"/>
    </style:style>
    <style:style style:name="P11" style:family="paragraph" style:parent-style-name="Text_20_body">
      <style:paragraph-properties fo:margin-left="0.053cm" fo:margin-right="0cm" fo:text-align="start" style:justify-single-word="false" fo:text-indent="0cm" style:auto-text-indent="false"/>
      <style:text-properties fo:color="#000000" fo:font-weight="bold" officeooo:rsid="0023f8a3" officeooo:paragraph-rsid="0023f8a3" style:font-weight-asian="bold" style:font-weight-complex="bold"/>
    </style:style>
    <style:style style:name="P12" style:family="paragraph" style:parent-style-name="Text_20_body">
      <style:paragraph-properties fo:margin-left="0.053cm" fo:margin-right="0cm" fo:text-align="start" style:justify-single-word="false" fo:text-indent="0cm" style:auto-text-indent="false"/>
      <style:text-properties fo:color="#000000" fo:font-weight="bold" officeooo:rsid="0023472a" officeooo:paragraph-rsid="0023472a" style:font-weight-asian="bold" style:font-weight-complex="bold"/>
    </style:style>
    <style:style style:name="P13" style:family="paragraph" style:parent-style-name="Heading_20_3">
      <style:paragraph-properties fo:margin-left="0.053cm" fo:margin-right="0cm" fo:text-align="start" style:justify-single-word="false" fo:text-indent="0cm" style:auto-text-indent="false"/>
      <style:text-properties style:text-underline-style="solid" style:text-underline-width="auto" style:text-underline-color="font-color" officeooo:rsid="001ebd19"/>
    </style:style>
    <style:style style:name="P14" style:family="paragraph" style:parent-style-name="Heading_20_3">
      <style:paragraph-properties fo:margin-left="0.053cm" fo:margin-right="0cm" fo:text-align="start" style:justify-single-word="false" fo:text-indent="0cm" style:auto-text-indent="false"/>
      <style:text-properties fo:color="#000000" style:text-underline-style="solid" style:text-underline-width="auto" style:text-underline-color="font-color" fo:font-weight="bold" officeooo:rsid="0023472a" officeooo:paragraph-rsid="0021ceed" style:font-weight-asian="bold" style:font-weight-complex="bold"/>
    </style:style>
    <style:style style:name="P15" style:family="paragraph" style:parent-style-name="Heading_20_2">
      <style:paragraph-properties fo:text-align="center" style:justify-single-word="false"/>
      <style:text-properties fo:font-size="20pt" fo:font-style="italic" style:text-underline-style="solid" style:text-underline-width="auto" style:text-underline-color="font-color" style:font-size-asian="20pt" style:font-style-asian="italic" style:font-size-complex="20pt" style:font-style-complex="italic"/>
    </style:style>
    <style:style style:name="P16" style:family="paragraph" style:parent-style-name="Heading_20_3">
      <style:paragraph-properties fo:text-align="start" style:justify-single-word="false"/>
      <style:text-properties style:text-underline-style="solid" style:text-underline-width="auto" style:text-underline-color="font-color"/>
    </style:style>
    <style:style style:name="P17" style:family="paragraph" style:parent-style-name="Standard">
      <style:paragraph-properties fo:margin-left="0.053cm" fo:margin-right="0cm" fo:text-align="start" style:justify-single-word="false" fo:text-indent="0cm" style:auto-text-indent="false"/>
      <style:text-properties fo:color="#0000ff" officeooo:rsid="00254521" officeooo:paragraph-rsid="0029ced7"/>
    </style:style>
    <style:style style:name="P18" style:family="paragraph" style:parent-style-name="Standard">
      <style:paragraph-properties fo:margin-left="0.053cm" fo:margin-right="0cm" fo:text-align="start" style:justify-single-word="false" fo:text-indent="0cm" style:auto-text-indent="false"/>
      <style:text-properties fo:color="#0000ff" officeooo:rsid="0023472a" officeooo:paragraph-rsid="0029ced7"/>
    </style:style>
    <style:style style:name="P19" style:family="paragraph" style:parent-style-name="Text_20_body" style:list-style-name="L1">
      <style:paragraph-properties fo:text-align="start" style:justify-single-word="false"/>
    </style:style>
    <style:style style:name="P20" style:family="paragraph" style:parent-style-name="Text_20_body" style:list-style-name="L1">
      <style:paragraph-properties fo:text-align="start" style:justify-single-word="false"/>
      <style:text-properties fo:color="#0000ff" officeooo:rsid="001ebd19" officeooo:paragraph-rsid="001ebd19"/>
    </style:style>
    <style:style style:name="T1" style:family="text">
      <style:text-properties fo:color="#0000ff" officeooo:rsid="001ebd19"/>
    </style:style>
    <style:style style:name="T2" style:family="text">
      <style:text-properties fo:color="#0000ff" officeooo:rsid="002437c6"/>
    </style:style>
    <style:style style:name="T3" style:family="text">
      <style:text-properties fo:color="#0000ff" officeooo:rsid="00293a2c"/>
    </style:style>
    <style:style style:name="T4" style:family="text">
      <style:text-properties fo:color="#0000ff" style:text-underline-style="solid" style:text-underline-width="auto" style:text-underline-color="font-color" fo:font-weight="bold" officeooo:rsid="001ebd19" style:font-weight-asian="bold" style:font-weight-complex="bold"/>
    </style:style>
    <style:style style:name="T5" style:family="text">
      <style:text-properties fo:color="#0000ff" style:text-underline-style="solid" style:text-underline-width="auto" style:text-underline-color="font-color" fo:font-weight="bold" officeooo:rsid="002437c6" style:font-weight-asian="bold" style:font-weight-complex="bold"/>
    </style:style>
    <style:style style:name="T6" style:family="text">
      <style:text-properties officeooo:rsid="001f49d4"/>
    </style:style>
    <style:style style:name="T7" style:family="text">
      <style:text-properties officeooo:rsid="001fb283"/>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1f49d4" style:font-weight-asian="bold" style:font-weight-complex="bold"/>
    </style:style>
    <style:style style:name="T10" style:family="text">
      <style:text-properties style:text-underline-style="solid" style:text-underline-width="auto" style:text-underline-color="font-color" fo:font-weight="bold" officeooo:rsid="001fb283" style:font-weight-asian="bold" style:font-weight-complex="bold"/>
    </style:style>
    <style:style style:name="T11" style:family="text">
      <style:text-properties style:text-underline-style="solid" style:text-underline-width="auto" style:text-underline-color="font-color" fo:font-weight="bold" officeooo:rsid="0023472a" style:font-weight-asian="bold" style:font-weight-complex="bold"/>
    </style:style>
    <style:style style:name="T12" style:family="text">
      <style:text-properties style:text-underline-style="solid" style:text-underline-width="auto" style:text-underline-color="font-color" fo:font-weight="bold" officeooo:rsid="0021ceed" style:font-weight-asian="bold" style:font-weight-complex="bold"/>
    </style:style>
    <style:style style:name="T13" style:family="text">
      <style:text-properties officeooo:rsid="0021ceed"/>
    </style:style>
    <style:style style:name="T14" style:family="text">
      <style:text-properties officeooo:rsid="0023472a"/>
    </style:style>
    <style:style style:name="T15" style:family="text">
      <style:text-properties fo:font-weight="normal" officeooo:rsid="0023472a" style:font-weight-asian="normal" style:font-weight-complex="normal"/>
    </style:style>
    <style:style style:name="T16" style:family="text">
      <style:text-properties fo:font-weight="normal" officeooo:rsid="0023f8a3" style:font-weight-asian="normal" style:font-weight-complex="normal"/>
    </style:style>
    <style:style style:name="T17" style:family="text">
      <style:text-properties fo:font-weight="normal" officeooo:rsid="00287ba6" style:font-weight-asian="normal" style:font-weight-complex="normal"/>
    </style:style>
    <style:style style:name="T18" style:family="text">
      <style:text-properties officeooo:rsid="00240ed3"/>
    </style:style>
    <style:style style:name="T19" style:family="text">
      <style:text-properties officeooo:rsid="002437c6"/>
    </style:style>
    <style:style style:name="T20" style:family="text">
      <style:text-properties officeooo:rsid="00287ba6"/>
    </style:style>
    <style:style style:name="T21" style:family="text">
      <style:text-properties officeooo:rsid="00293a2c"/>
    </style:style>
    <style:style style:name="T22" style:family="text">
      <style:text-properties officeooo:rsid="0029ced7"/>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ext:bookmark text:name="yui_3_17_2_2_1443624616599_148"/>Activitats seguretat passiva</text:h>
      <text:h text:style-name="P16" text:outline-level="3">Emplaçaments d'instal·lacions</text:h>
      <text:list xml:id="list7281697911709552755" text:style-name="L1">
        <text:list-item>
          <text:p text:style-name="P19"><text:bookmark text:name="yui_3_17_2_2_1443624616599_145"/><text:bookmark text:name="yui_3_17_2_2_1443624616599_146"/><text:bookmark text:name="yui_3_17_2_2_1443624616599_147"/>Cerqueu informació al web sobre el projecte.</text:p>
          <text:p text:style-name="P20">Es un projecte de google que duu a terma servidors de google a mar obert instalats dins de barcos, perque ja que aquesta empresa no nomes te un data center i ha de pagar els imposts de cada un i tots els data ceners consumeixen moltissima de energia, i la empresa segueix creixent.Aixo es una manera que es redueixen molt es costos dels datas center. Aquest servidor rep energia a través del moviment natural de les ones i es refrigera amb una bomba d'aigua que cull la mateix aigua de la mar.</text:p>
        </text:list-item>
        <text:list-item>
          <text:p text:style-name="P19">Enumereu els pros i els contres de la solució que proposa Google.</text:p>
        </text:list-item>
      </text:list>
      <text:p text:style-name="P1"><text:tab/><text:span text:style-name="T4">Pros</text:span><text:span text:style-name="T1">: </text:span><text:span text:style-name="T3">-</text:span><text:span text:style-name="T1">com que esta a la mar no tendria q pagar imposts de propietat dels servidor, no ha de pagar energia ja que reb energia del mateix moviment de la mar, </text:span><text:span text:style-name="T3">es a dir, a la llarga google ahoraria millons de dobers gracis a que tenen els daacenters a la mar.</text:span><text:span text:style-name="T1"><text:line-break/><text:tab/></text:span><text:span text:style-name="T5">Contras:</text:span><text:span text:style-name="T2"> </text:span><text:span text:style-name="T3">-El manteniment dels barcos que tenen els data-centers, i la gent que hi ha al barco per dur a terma el manteniment dels data-centers.</text:span></text:p>
      <text:p text:style-name="P4"/>
      <text:h text:style-name="P13" text:outline-level="3">Sistemes d'extinció</text:h>
      <text:p text:style-name="P7"><text:span text:style-name="T9">-Els sistemes de tuberia humida</text:span><text:span text:style-name="T6"> </text:span><text:span text:style-name="T18">Aquets tipus de sistema d'extincio és el mes utilitzat. Consisteix amb un conjunts de canonades que contenen aigua a pressió.El ruixador, que es una peça que </text:span><text:span text:style-name="T19">en cas <text:s/>d'emergenci cuant hi ha un incendi o foc s'activa i tira agua per protegir la zona on hi ha un incendi, esta conectat a les canonades de manera que cuan a un local hi ha un incendi s'activi el ruixador de aquella determinada zona.</text:span></text:p>
      <text:p text:style-name="P5"><text:span text:style-name="T9">-Els sistemes de diluvi</text:span><text:span text:style-name="T6"> normalment tenen boquilles rebulitzadores obertes i </text:span><text:span text:style-name="T20">la</text:span><text:span text:style-name="T6"> </text:span><text:span text:style-name="T20">corrent</text:span><text:span text:style-name="T6"> de l'aigua esta controlat mitjant valvules tancades.</text:span><text:span text:style-name="T20">C</text:span><text:span text:style-name="T6">uant s'obri la valvula, l'aigua nebulitzada es descarega per totes les boquilles en la secció controlada per les valvules.Els sisemes de diluvi normalment s'utilitzen en espais on es proble que es produeixqui incendis de cumbustibles liquids.</text:span></text:p>
      <text:p text:style-name="P6"><text:span text:style-name="T10">-Els sistemes de tuberia seca</text:span><text:span text:style-name="T7"> funcionen de manera </text:span><text:span text:style-name="T22">mes o mancos igual que </text:span><text:span text:style-name="T7">els de tuberia humida, pero aquest l'aigua es manté en el lloc de la bomba mitjant una valvula tancada. Les tuberies s'umplen de aire comprimit i es controlen: </text:span><text:span text:style-name="T20">la </text:span><text:span text:style-name="T7">caiguda de la presió que indicara que s'ha romput un bulb de </text:span><text:span text:style-name="T20">n</text:span><text:span text:style-name="T7">ebulitzador. A continuació l'aigua surtira i es descaregara a través del nebulitzadr activat. Aquest sistema es sol utilitzar per espais on es pugui produir congelació.</text:span></text:p>
      <text:p text:style-name="P6"><text:span text:style-name="T10">-El sistema de preacció</text:span><text:span text:style-name="T7"> es basicament igual que la tuberia seca, </text:span><text:span text:style-name="T22">pero aquest</text:span><text:span text:style-name="T7"> esta conectat a un sistema de retenció d'incend</text:span><text:span text:style-name="T22">i</text:span><text:span text:style-name="T7">s. Perque es produeixi una descarga es necessari que exploti un bulb <text:s/>nebulitzador i que es dispari una alarma en el sistema de retenció d'incendis.Aquest sistema s'utilitza per protegir zones on hi ha risc de descargues falses o fugues que s'han de reduir a un minim absolut.</text:span></text:p>
      <text:h text:style-name="P13" text:outline-level="3"><text:span text:style-name="T21">Tipus de </text:span>Cadenats</text:h>
      <text:p text:style-name="P2"><text:span text:style-name="T11">-</text:span><text:span text:style-name="T12">Els cadenats de combinació</text:span><text:span text:style-name="T13"> no utilitzen una clau, sin</text:span><text:span text:style-name="T21">ó</text:span><text:span text:style-name="T13"> que que s'obri cuan unes rodes s'alineen correctament <text:s/>per mostrar la combinació correcta. </text:span><text:span text:style-name="T21">U</text:span><text:span text:style-name="T13">ltimament </text:span><text:span text:style-name="T14">el pany es re-programable, es a di, que permet cambiar la combinació numerica de les rodes colocant el grilló en una posició especial cuan esteim girant.</text:span></text:p>
      <text:p text:style-name="P17"><text:span text:style-name="T8">-El cadenat electrònic </text:span>: <text:span text:style-name="T21">És un dispositiu que es tanca mitjançant una corrent elèctrica. Els panys electrònics a vegades es lligen o es junten amb un sistema de control d'accés.</text:span></text:p>
      <text:p text:style-name="P17"><text:soft-page-break/><text:span text:style-name="T22">·ventajes:</text:span></text:p>
      <text:p text:style-name="P17"><text:span text:style-name="T22">-te un control clau(per ficar una clau apart de la combinació electronica)</text:span></text:p>
      <text:p text:style-name="P18"><text:span text:style-name="T22">-te un control d'accés </text:span></text:p>
      <text:p text:style-name="P18"><text:span text:style-name="T22">-te una taula de transaccions on l'activitat que hi ha hagut en el pany es queda guardada.</text:span></text:p>
      <text:p text:style-name="P3"/>
      <text:p text:style-name="P3"/>
      <text:p text:style-name="P3"/>
      <text:h text:style-name="P14" text:outline-level="3">Targetes intel·ligents</text:h>
      <text:p text:style-name="P11">Ventatjes:</text:p>
      <text:p text:style-name="P8"><text:span text:style-name="T14">-</text:span><text:span text:style-name="T15">Es </text:span><text:span text:style-name="T17">més</text:span><text:span text:style-name="T15"> segur que el tradicional ja que te millors medides de seguritat</text:span></text:p>
      <text:p text:style-name="P9">-Garantitza la indentidad del <text:span text:style-name="T20">emissor i receptor</text:span> de una comunicació telematica</text:p>
      <text:p text:style-name="P10">-Tens un millor accés al teu espai de treball.</text:p>
      <text:p text:style-name="P10">-És mes comod<text:span text:style-name="T20">e</text:span> <text:s/>perque es poden realitzar accions com les seguents:</text:p>
      <text:p text:style-name="P12">funcions:</text:p>
      <text:p text:style-name="P9">-<text:span text:style-name="T20">Pots fer </text:span>compres firmades a través d'internet</text:p>
      <text:p text:style-name="P9">-<text:span text:style-name="T20">Pots fer </text:span>tràmits complets amb les administracions publiques sense tenir que desplaçar-te i a qualsevol hora.</text:p>
      <text:p text:style-name="P9">-<text:span text:style-name="T20">P</text:span>ots fer transaccions i tens acces a la banca online de forma segura.</text:p>
      <text:p text:style-name="P8"><text:span text:style-name="T15">-</text:span><text:span text:style-name="T17">Pots i</text:span><text:span text:style-name="T15">dentificar</text:span><text:span text:style-name="T16">-</text:span><text:span text:style-name="T15">nos i accedir al lloc de treball</text:span></text:p>
      <text:p text:style-name="P9">-<text:span text:style-name="T20">Pots t</text:span>enir una identidad a interne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garzan </meta:initial-creator>
    <meta:creation-date>2015-09-30T16:52:11</meta:creation-date>
    <dc:date>2015-10-06T20:21:38</dc:date>
    <dc:creator>gigarzan </dc:creator>
    <meta:editing-duration>PT13M5S</meta:editing-duration>
    <meta:editing-cycles>3</meta:editing-cycles>
    <meta:generator>LibreOffice/4.0.2.2$Linux_X86_64 LibreOffice_project/400m0$Build-2</meta:generator>
    <meta:document-statistic meta:table-count="0" meta:image-count="0" meta:object-count="0" meta:page-count="2" meta:paragraph-count="30" meta:word-count="687" meta:character-count="4077" meta:non-whitespace-character-count="3415"/>
  </office:meta>
</office:document-meta>
</file>